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eeing as Lumii-san was kidnapped, wouldn't
she be trapped in a jail cell-like room
somewhere?)</text:p>
          </table:table-cell>
          <table:table-cell table:number-columns-repeated="1020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style-name="ce0"/>
          <table:table-cell table:style-name="ce0"/>
          <table:table-cell table:style-name="ce0" office:value-type="string">
            <text:p>(I should start by looking for rooms like that...)</text:p>
          </table:table-cell>
          <table:table-cell table:number-columns-repeated="1020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style-name="ce0"/>
          <table:table-cell table:style-name="ce0"/>
          <table:table-cell table:style-name="ce0" office:value-type="string">
            <text:p>Bandit
“Theeere, there! Hold on tight while I let
you out of that cramped little pen〜! ♪”</text:p>
          </table:table-cell>
          <table:table-cell table:number-columns-repeated="1020"/>
        </table:table-row>
        <table:table-row>
          <table:table-cell table:style-name="ce0" office:value-type="string">
            <text:p>（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style-name="ce0"/>
          <table:table-cell table:style-name="ce0"/>
          <table:table-cell table:style-name="ce0" office:value-type="string">
            <text:p>Bandit
“How lovely〜! You're looking sharp as ever,
Spear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style-name="ce0"/>
          <table:table-cell table:style-name="ce0"/>
          <table:table-cell table:style-name="ce0" office:value-type="string">
            <text:p>Bandit
“Mm-mm! Would you take a look at those
curves!! You're the best, Sabre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style-name="ce0"/>
          <table:table-cell table:style-name="ce0"/>
          <table:table-cell table:style-name="ce0" office:value-type="string">
            <text:p>Bandit
“Daddy's gonna hone you up nice and good
today, too〜! ♪”</text:p>
          </table:table-cell>
          <table:table-cell table:number-columns-repeated="1020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i-it's just a weapons fanatic...)</text:p>
          </table:table-cell>
          <table:table-cell table:number-columns-repeated="1020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style-name="ce0"/>
          <table:table-cell table:style-name="ce0"/>
          <table:table-cell table:style-name="ce0" office:value-type="string">
            <text:p>Bandit
“What the hell, you're sharpenin' your blades
again?!”</text:p>
          </table:table-cell>
          <table:table-cell table:number-columns-repeated="1020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style-name="ce0"/>
          <table:table-cell table:style-name="ce0"/>
          <table:table-cell table:style-name="ce0" office:value-type="string">
            <text:p>Bandit
“Didn't I already tell ya? The age of close-
range weapons is over. Projectile weapons
are all the rage now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style-name="ce0"/>
          <table:table-cell table:style-name="ce0"/>
          <table:table-cell table:style-name="ce0" office:value-type="string">
            <text:p>Team Close-Range
“Y-You bastard! Don't you come in here and
start makin' fun of my sweethearts again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style-name="ce0"/>
          <table:table-cell table:style-name="ce0"/>
          <table:table-cell table:style-name="ce0" office:value-type="string">
            <text:p>Team Long-Range
“For real! Those old-fashioned, outdated
weapons couldn't even hurt a fly if you
ain't close enough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style-name="ce0"/>
          <table:table-cell table:style-name="ce0"/>
          <table:table-cell table:style-name="ce0" office:value-type="string">
            <text:p>Team Close-Range
“What do you know, dumbass?! Charging right
into the enemy is what separates the men from
the boys!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style-name="ce0"/>
          <table:table-cell table:style-name="ce0"/>
          <table:table-cell table:style-name="ce0" office:value-type="string">
            <text:p>Team Close-Range
“Bows and firearms are nothin' but toys for
yellowbellies like you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style-name="ce0"/>
          <table:table-cell table:style-name="ce0"/>
          <table:table-cell table:style-name="ce0" office:value-type="string">
            <text:p>Team Long-Range
“You wanna say that again?! What part of
piercin' the enemy's vitals with concentrated
force reminds you of a toy, asshole?!!”</text:p>
          </table:table-cell>
          <table:table-cell table:number-columns-repeated="1020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Eeeek! What kind of scary argument is
this...!!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style-name="ce0"/>
          <table:table-cell table:style-name="ce0"/>
          <table:table-cell table:style-name="ce0" office:value-type="string">
            <text:p>Team Close-Range
“Anyway, war is all about feelin' your sight
and breathing, and makin' decisions in the
heat of the moment...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style-name="ce0"/>
          <table:table-cell table:style-name="ce0"/>
          <table:table-cell table:style-name="ce0" office:value-type="string">
            <text:p>Team Long-Range
“In a battle, you've gotta figure out how to
preserve your firepower while shavin' away
at the enemy's...”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u...)</text:p>
          </table:table-cell>
          <table:table-cell table:number-columns-repeated="1020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style-name="ce0"/>
          <table:table-cell table:style-name="ce0"/>
          <table:table-cell table:style-name="ce0" office:value-type="string">
            <text:p>(It's fine if they want to be at each other's
throats, but I wish they wouldn't do it right
there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）</text:p>
          </table:table-cell>
          <table:table-cell table:style-name="ce0"/>
          <table:table-cell table:style-name="ce0"/>
          <table:table-cell table:style-name="ce0" office:value-type="string">
            <text:p>(Aaah...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style-name="ce0"/>
          <table:table-cell table:style-name="ce0"/>
          <table:table-cell table:style-name="ce0" office:value-type="string">
            <text:p>(S-Standing still here like this makes me...
really need to...)</text:p>
          </table:table-cell>
          <table:table-cell table:number-columns-repeated="1020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style-name="ce0"/>
          <table:table-cell table:style-name="ce0"/>
          <table:table-cell table:style-name="ce0" office:value-type="string">
            <text:p>(I... don't think I can... hold it much longer...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style-name="ce0"/>
          <table:table-cell table:style-name="ce0"/>
          <table:table-cell table:style-name="ce0" office:value-type="string">
            <text:p>Team Close-Range
“Oh, shit! It's already time for the bandit
conference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style-name="ce0"/>
          <table:table-cell table:style-name="ce0"/>
          <table:table-cell table:style-name="ce0" office:value-type="string">
            <text:p>Team Long-Range
“Y-You're right! We gotta hurry or the deputy
leader's gonna kick our teeth in!!”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nk goodness...! They've left at last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style-name="ce0"/>
          <table:table-cell table:style-name="ce0"/>
          <table:table-cell table:style-name="ce0" office:value-type="string">
            <text:p>(Quickly... I need to find Lumii-san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